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8.254cm" fo:margin-left="-1.251cm" table:align="left" style:writing-mode="lr-tb"/>
    </style:style>
    <style:style style:name="Tableau1.A" style:family="table-column">
      <style:table-column-properties style:column-width="10.22cm"/>
    </style:style>
    <style:style style:name="Tableau1.B" style:family="table-column">
      <style:table-column-properties style:column-width="8.035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Text_20_body">
      <style:paragraph-properties style:writing-mode="lr-tb"/>
    </style:style>
    <style:style style:name="P3" style:family="paragraph" style:parent-style-name="Text_20_body">
      <style:paragraph-properties style:writing-mode="lr-tb">
        <style:tab-stops>
          <style:tab-stop style:position="9.252cm"/>
        </style:tab-stops>
      </style:paragraph-properties>
    </style:style>
    <style:style style:name="P4" style:family="paragraph" style:parent-style-name="Text_20_body">
      <style:paragraph-properties style:writing-mode="lr-tb"/>
      <style:text-properties fo:font-weight="bold"/>
    </style:style>
    <style:style style:name="P5" style:family="paragraph" style:parent-style-name="Text_20_body">
      <style:paragraph-properties style:writing-mode="lr-tb"/>
      <style:text-properties fo:font-weight="bold" style:font-weight-complex="bold"/>
    </style:style>
    <style:style style:name="P6" style:family="paragraph" style:parent-style-name="Text_20_body">
      <style:paragraph-properties style:writing-mode="lr-tb">
        <style:tab-stops>
          <style:tab-stop style:position="9.252cm"/>
        </style:tab-stops>
      </style:paragraph-properties>
      <style:text-properties fo:font-weight="bold" style:font-weight-complex="bold"/>
    </style:style>
    <style:style style:name="P7" style:family="paragraph" style:parent-style-name="Text_20_body">
      <style:paragraph-properties style:writing-mode="lr-tb"/>
      <style:text-properties fo:font-style="italic" fo:font-weight="bold" style:font-style-complex="italic" style:font-weight-complex="bold"/>
    </style:style>
    <style:style style:name="P8" style:family="paragraph" style:parent-style-name="Text_20_body">
      <style:paragraph-properties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Body_20_Text_20_2">
      <style:paragraph-properties style:writing-mode="lr-tb"/>
    </style:style>
    <style:style style:name="P10" style:family="paragraph" style:parent-style-name="Body_20_Text_20_2">
      <style:paragraph-properties style:writing-mode="lr-tb"/>
      <style:text-properties fo:font-style="italic" style:font-style-complex="italic"/>
    </style:style>
    <style:style style:name="P11" style:family="paragraph" style:parent-style-name="Body_20_Text_20_2">
      <style:paragraph-properties style:writing-mode="lr-tb">
        <style:tab-stops>
          <style:tab-stop style:position="10.504cm" style:type="center"/>
        </style:tab-stops>
      </style:paragraph-properties>
    </style:style>
    <style:style style:name="P12" style:family="paragraph" style:parent-style-name="Normal_20__28_Web_29_">
      <style:paragraph-properties style:writing-mode="lr-tb"/>
      <style:text-properties fo:font-size="12pt" style:font-size-complex="12pt"/>
    </style:style>
    <style:style style:name="P13" style:family="paragraph" style:parent-style-name="Body_20_Text_20_2">
      <style:paragraph-properties fo:margin-left="0cm" fo:margin-right="0cm" fo:text-indent="1.249cm" style:auto-text-indent="false" style:writing-mode="lr-tb"/>
    </style:style>
    <style:style style:name="P14" style:family="paragraph" style:parent-style-name="Body_20_Text_20_2">
      <style:paragraph-properties fo:margin-left="0cm" fo:margin-right="0cm" fo:text-indent="1.249cm" style:auto-text-indent="false" style:writing-mode="lr-tb"/>
      <style:text-properties fo:font-style="italic" fo:font-weight="bold" style:font-style-complex="italic" style:font-weight-complex="bold"/>
    </style:style>
    <style:style style:name="P15" style:family="paragraph" style:parent-style-name="Body_20_Text_20_2">
      <style:paragraph-properties fo:margin-left="0cm" fo:margin-right="0cm" fo:text-align="end" style:justify-single-word="false" fo:text-indent="1.249cm" style:auto-text-indent="false" style:writing-mode="lr-tb"/>
      <style:text-properties fo:font-style="italic" fo:font-weight="bold" style:font-style-complex="italic" style:font-weight-complex="bold"/>
    </style:style>
    <style:style style:name="P16" style:family="paragraph" style:parent-style-name="Body_20_Text_20_2">
      <style:paragraph-properties fo:margin-left="0cm" fo:margin-right="0cm" fo:text-indent="1.508cm" style:auto-text-indent="false" style:writing-mode="lr-tb"/>
      <style:text-properties fo:font-style="italic" fo:font-weight="bold" style:font-style-complex="italic" style:font-weight-complex="bold"/>
    </style:style>
    <style:style style:name="P17" style:family="paragraph" style:parent-style-name="Normal_20__28_Web_29_">
      <style:paragraph-properties fo:margin-top="0.176cm" fo:margin-bottom="0cm" style:writing-mode="lr-tb"/>
    </style:style>
    <style:style style:name="P18" style:family="paragraph" style:parent-style-name="Text_20_body" style:master-page-name="Standard">
      <style:paragraph-properties style:page-number="auto" style:writing-mode="lr-tb">
        <style:tab-stops>
          <style:tab-stop style:position="9.252cm"/>
        </style:tab-stops>
      </style:paragraph-properties>
      <style:text-properties style:font-name="Times New Roman" fo:font-style="normal" fo:font-weight="normal"/>
    </style:style>
    <style:style style:name="T1" style:family="text">
      <style:text-properties fo:font-size="14pt" style:font-size-complex="14pt"/>
    </style:style>
    <style:style style:name="T2" style:family="text">
      <style:text-properties fo:font-style="italic" style:font-style-complex="italic"/>
    </style:style>
    <style:style style:name="T3" style:family="text">
      <style:text-properties fo:font-weight="bold" style:font-weight-complex="bold"/>
    </style:style>
    <style:style style:name="T4" style:family="text">
      <style:text-properties fo:font-size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font-size-asian="12pt" style:font-weight-asian="normal" style:font-size-complex="12pt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tructurereferente_lib_struc" text:name="structurereferente_lib_struc"/>
        <text:user-field-decl office:value-type="string" office:string-value="num_voie" text:name="structurereferente_num_voie"/>
        <text:user-field-decl office:value-type="string" office:string-value="type_voie" text:name="structurereferente_type_voie"/>
        <text:user-field-decl office:value-type="string" office:string-value="nom_voie" text:name="structurereferente_nom_voie"/>
        <text:user-field-decl office:value-type="string" office:string-value="code_postal" text:name="structurereferente_code_postal"/>
        <text:user-field-decl office:value-type="string" office:string-value="ville" text:name="structurereferente_ville"/>
        <text:user-field-decl office:value-type="string" office:string-value="structureref_numtel" text:name="structurereferente_numtel"/>
        <text:user-field-decl office:value-type="string" office:string-value="contratinsertion_pers_charg_" text:name="contratinsertion_pers_charg_suivi"/>
        <text:user-field-decl office:value-type="string" office:string-value="personne_qual" text:name="personne_qual"/>
        <text:user-field-decl office:value-type="string" office:string-value="personne_nom" text:name="personne_nom"/>
        <text:user-field-decl office:value-type="string" office:string-value="personne_prenom" text:name="personne_prenom"/>
        <text:user-field-decl office:value-type="string" office:string-value="adresse_numvoie" text:name="adresse_numvoie"/>
        <text:user-field-decl office:value-type="string" office:string-value="adresse_typevoie" text:name="adresse_typevoie"/>
        <text:user-field-decl office:value-type="string" office:string-value="adresse_nomvoie" text:name="adresse_nomvoie"/>
        <text:user-field-decl office:value-type="string" office:string-value="adresse_compladr" text:name="adresse_compladr"/>
        <text:user-field-decl office:value-type="string" office:string-value="adresse_codepos" text:name="adresse_codepos"/>
        <text:user-field-decl office:value-type="string" office:string-value="adresse_locaadr" text:name="adresse_locaadr"/>
        <text:user-field-decl office:value-type="string" office:string-value="dossier_matricule" text:name="dossier_matricule"/>
        <text:user-field-decl office:value-type="string" office:string-value="contratinsertion_date_saisi_ci" text:name="contratinsertion_date_saisi_ci"/>
        <text:user-field-decl office:value-type="string" office:string-value="referent_qual" text:name="referent_qual"/>
        <text:user-field-decl office:value-type="string" office:string-value="referent_nom" text:name="referent_nom"/>
        <text:user-field-decl office:value-type="string" office:string-value="referent_prenom" text:name="referent_prenom"/>
        <text:user-field-decl office:value-type="string" office:string-value="contratinsertion_duree_engag" text:name="contratinsertion_duree_engag"/>
        <text:user-field-decl office:value-type="string" office:string-value="contratinsertion_dd_ci" text:name="contratinsertion_dd_ci"/>
        <text:user-field-decl office:value-type="string" office:string-value="contratinsertion_df_ci" text:name="contratinsertion_df_ci"/>
        <text:user-field-decl office:value-type="string" office:string-value="serviceinstructeur_lib_service" text:name="serviceinstructeur_lib_service"/>
        <text:user-field-decl office:value-type="string" office:string-value="permanence_numtel" text:name="permanence_numtel"/>
        <text:user-field-decl office:value-type="string" office:string-value="permanence_ville" text:name="permanence_ville"/>
      </text:user-field-decls>
      <text:p text:style-name="P18"><text:tab/><text:span text:style-name="T6"><text:user-field-get text:name="structurereferente_ville">ville</text:user-field-get></text:span>, le <text:date style:data-style-name="N76" text:date-value="2012-02-08T15:35:54.83">8 février 2012</text:date></text:p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/>
            <text:p text:style-name="P8"><text:user-field-get text:name="structurereferente_lib_struc">structurereferente_lib_struc</text:user-field-get></text:p>
            <text:p text:style-name="P2"><text:user-field-get text:name="structurereferente_num_voie">num_voie</text:user-field-get> <text:user-field-get text:name="structurereferente_type_voie">type_voie</text:user-field-get> <text:user-field-get text:name="structurereferente_nom_voie">nom_voie</text:user-field-get></text:p>
            <text:p text:style-name="P2"><text:user-field-get text:name="structurereferente_code_postal">code_postal</text:user-field-get> <text:user-field-get text:name="structurereferente_ville">ville</text:user-field-get></text:p>
            <text:p text:style-name="P2">Tél : <text:span text:style-name="T5"><text:user-field-get text:name="structurereferente_numtel">structureref_numtel</text:user-field-get></text:span></text:p>
            <text:p text:style-name="P2">Dossier suivi par: <text:user-field-get text:name="contratinsertion_pers_charg_suivi">contratinsertion_pers_charg_</text:user-field-get></text:p>
          </table:table-cell>
          <table:table-cell table:style-name="Tableau1.A1" office:value-type="string">
            <text:p text:style-name="P6"/>
            <text:p text:style-name="P5"><text:user-field-get text:name="personne_qual">personne_qual</text:user-field-get> <text:s/><text:user-field-get text:name="personne_nom">personne_nom</text:user-field-get> <text:s/><text:user-field-get text:name="personne_prenom">personne_prenom</text:user-field-get></text:p>
            <text:p text:style-name="P4"><text:user-field-get text:name="adresse_numvoie">adresse_numvoie</text:user-field-get> <text:user-field-get text:name="adresse_typevoie">adresse_typevoie</text:user-field-get> <text:user-field-get text:name="adresse_nomvoie">adresse_nomvoie</text:user-field-get></text:p>
            <text:p text:style-name="P5"><text:user-field-get text:name="adresse_compladr">adresse_compladr</text:user-field-get></text:p>
            <text:p text:style-name="P4"><text:user-field-get text:name="adresse_codepos">adresse_codepos</text:user-field-get> <text:s/><text:user-field-get text:name="adresse_locaadr">adresse_locaadr</text:user-field-get></text:p>
          </table:table-cell>
        </table:table-row>
      </table:table>
      <text:p text:style-name="P3"/>
      <text:p text:style-name="P6"/>
      <text:p text:style-name="P3"/>
      <text:p text:style-name="P7">Réf. Dos. : <text:user-field-get text:name="dossier_matricule">dossier_matricule</text:user-field-get> </text:p>
      <text:p text:style-name="P7">Objet : <text:span text:style-name="T1">rSa </text:span>- votre contrat d'engagements réciproques (CER) validé</text:p>
      <text:p text:style-name="P10"/>
      <text:p text:style-name="P9"/>
      <text:p text:style-name="P9"><text:span text:style-name="T2"><text:tab/></text:span><text:span text:style-name="T2"><text:user-field-get text:name="personne_qual">personne_qual</text:user-field-get></text:span>,</text:p>
      <text:p text:style-name="P9"/>
      <text:p text:style-name="P13">La Présidente du Conseil Général vous a accordé l'ouverture du droit au rSa.</text:p>
      <text:p text:style-name="P9"/>
      <text:p text:style-name="P9"><text:tab/>Toutefois, dans <text:s/>le cadre du dispositif rSa vous avez l'obligation de vous engager dans un parcours d'insertion afin d'améliorer votre situation et/ou de retrouver une activité professionnelle.</text:p>
      <text:p text:style-name="P9"/>
      <text:p text:style-name="P9"><text:tab/>A ce titre, vous avez élaboré et signé, un contrat d'engagements réciproques (CER) le <text:user-field-get text:name="contratinsertion_date_saisi_ci">contratinsertion_date_saisi_ci</text:user-field-get>, avec l’aide de <text:s/><text:user-field-get text:name="referent_qual">referent_qual</text:user-field-get> <text:user-field-get text:name="referent_nom">referent_nom</text:user-field-get> <text:user-field-get text:name="referent_prenom">referent_prenom</text:user-field-get> <text:s/>de la <text:span text:style-name="T7"><text:user-field-get text:name="structurereferente_lib_struc">structurereferente_lib_struc</text:user-field-get></text:span> </text:p>
      <text:p text:style-name="P9"/>
      <text:p text:style-name="P9"><text:tab/>La Présidente du Conseil Général a décidé de valider ce contrat, dont vous trouverez la copie en pièce jointe, pour une durée de <text:user-field-get text:name="contratinsertion_duree_engag">contratinsertion_duree_engag</text:user-field-get> du <text:user-field-get text:name="contratinsertion_dd_ci">contratinsertion_dd_ci</text:user-field-get> <text:s/>au <text:user-field-get text:name="contratinsertion_df_ci">contratinsertion_df_ci</text:user-field-get>. </text:p>
      <text:p text:style-name="P9"><text:tab/></text:p>
      <text:p text:style-name="P9"><text:tab/>Nous vous rappelons que vous vous êtes engagé à respecter les dispositions prévues dans ce contrat<text:span text:style-name="T3">.</text:span></text:p>
      <text:p text:style-name="P9"/>
      <text:p text:style-name="P9"><text:tab/>Enfin, si vous contestez cette décision vous disposez d'un délai de deux mois à compter de la réception de cette notification pour exercer un recours auprès de la Présidente du Conseil Général <text:s/>à l'adresse ci-dessous:</text:p>
      <text:p text:style-name="P17"><text:tab/><text:tab/><text:tab/><text:tab/><text:tab/><text:span text:style-name="T4">CONSEIL GENERAL</text:span></text:p>
      <text:p text:style-name="P12"><text:tab/><text:tab/><text:tab/><text:tab/><text:tab/>Direction des politiques sociales</text:p>
      <text:p text:style-name="P12"><text:tab/><text:tab/><text:tab/><text:tab/><text:tab/>25 rue Petite la Monnaie</text:p>
      <text:p text:style-name="P9"><text:tab/><text:tab/><text:tab/><text:tab/><text:tab/>66000 PERPIGNAN</text:p>
      <text:p text:style-name="P9"><text:soft-page-break/><text:tab/></text:p>
      <text:p text:style-name="P14"/>
      <text:p text:style-name="P15">.../...</text:p>
      <text:p text:style-name="P14">Attention : pour conserver vos droits, il est indispensable que vous répondiez à toutes les convocations qui vous seront adressées dans le cadre du suivi de votre parcours d’insertion. <text:tab/></text:p>
      <text:p text:style-name="P9"/>
      <text:p text:style-name="P16">Dans le cas contraire, la suspension du versement de votre allocation rSa pourrait être prononcée (Art.L- 262-37 de la loi N° 2008-1249 du 1er décembre généralisant le revenu de solidarité active et réformant les politiques d'insertion.)</text:p>
      <text:p text:style-name="P9"/>
      <text:p text:style-name="P9"><text:tab/>Veuillez agréer, <text:user-field-get text:name="personne_qual">personne_qual</text:user-field-get>, l’expression de mes sincères salutations.</text:p>
      <text:p text:style-name="P9"/>
      <text:p text:style-name="P9"/>
      <text:p text:style-name="P9"/>
      <text:p text:style-name="P11"/>
      <text:p text:style-name="P9"><text:tab/>Pour la Présidente du Conseil Général et par délégation,</text:p>
      <text:p text:style-name="P9"><text:tab/>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letter-kerning="true" style:font-name-asian="Times New Roma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ideograph-alpha"/>
      <style:text-properties fo:font-size="10pt" fo:language="fr" fo:country="FR" style:language-asian="fr" style:country-asian="FR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text-properties fo:font-size="12pt" style:font-size-complex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ize="12pt" fo:font-style="italic" style:font-name-complex="Mangal" style:font-size-complex="12pt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text-align="center" style:justify-single-word="false" fo:padding-left="0.141cm" fo:padding-right="0.141cm" fo:padding-top="0.035cm" fo:padding-bottom="0.035cm" fo:border="0.06pt solid #000000" fo:keep-with-next="always"/>
      <style:text-properties fo:font-weight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keep-with-next="always"/>
      <style:text-properties fo:font-size="12pt" style:text-underline-style="solid" style:text-underline-width="auto" style:text-underline-color="font-color" fo:font-weight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left="1.884cm" fo:margin-right="0cm" fo:text-indent="0cm" style:auto-text-indent="false" fo:keep-with-next="always"/>
      <style:text-properties fo:font-size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center" style:justify-single-word="false" fo:keep-with-next="always"/>
      <style:text-properties fo:font-size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text-align="center" style:justify-single-word="false" fo:keep-with-next="always"/>
      <style:text-properties fo:font-size="12pt" fo:font-weight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margin-left="2.498cm" fo:margin-right="0cm" fo:text-indent="1.249cm" style:auto-text-indent="false" fo:keep-with-next="always"/>
      <style:text-properties fo:font-size="12pt" style:font-size-complex="12pt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7.493cm" fo:margin-right="0cm" fo:text-indent="1.249cm" style:auto-text-indent="false" fo:keep-with-next="always"/>
      <style:text-properties fo:font-size="12pt" style:font-size-complex="12pt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keep-with-next="always"/>
      <style:text-properties fo:font-size="12pt" fo:font-weight="bold" style:font-size-complex="12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text-align="center" style:justify-single-word="false" fo:padding-left="0.141cm" fo:padding-right="0.141cm" fo:padding-top="0.035cm" fo:padding-bottom="0.035cm" fo:border="0.06pt solid #000000" fo:keep-with-next="always"/>
      <style:text-properties style:font-name="Comic Sans MS" fo:font-size="14pt" fo:font-style="italic" fo:font-weight="bold" style:font-name-asian="Comic Sans MS" style:font-name-complex="Comic Sans MS" style:font-size-complex="14pt" style:font-style-complex="italic" style:font-weight-complex="bold"/>
    </style:style>
    <style:style style:name="WW-caption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2pt" style:font-size-complex="12pt"/>
    </style:style>
    <style:style style:name="header" style:family="paragraph" style:parent-style-name="Standard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.501cm" fo:margin-right="0cm" fo:text-align="justify" style:justify-single-word="false" fo:text-indent="0cm" style:auto-text-indent="false"/>
      <style:text-properties fo:font-size="12pt" style:font-size-complex="12pt"/>
    </style:style>
    <style:style style:name="Body_20_Text_20_Indent_20_2" style:display-name="Body Text Indent 2" style:family="paragraph" style:parent-style-name="Standard">
      <style:paragraph-properties fo:margin-left="1.372cm" fo:margin-right="0cm" fo:text-align="justify" style:justify-single-word="false" fo:text-indent="0cm" style:auto-text-indent="false"/>
      <style:text-properties fo:font-size="12pt" style:font-size-complex="12pt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complex="italic" style:font-weight-complex="bold"/>
    </style:style>
    <style:style style:name="WW-header" style:family="paragraph" style:parent-style-name="Standard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WW-head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" style:display-name="WW-Table Contents1" style:family="paragraph" style:parent-style-name="Standard"/>
    <style:style style:name="WW-Table_20_Heading1" style:display-name="WW-Table Heading1" style:family="paragraph" style:parent-style-name="WW-Table_20_Contents1">
      <style:paragraph-properties fo:text-align="center" style:justify-single-word="false"/>
      <style:text-properties fo:font-weight="bold" style:font-weight-complex="bold"/>
    </style:style>
    <style:style style:name="WW-header1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" style:display-name="WW-Table Contents12" style:family="paragraph" style:parent-style-name="Standard"/>
    <style:style style:name="WW-Table_20_Heading12" style:display-name="WW-Table Heading12" style:family="paragraph" style:parent-style-name="WW-Table_20_Contents12">
      <style:paragraph-properties fo:text-align="center" style:justify-single-word="false"/>
      <style:text-properties fo:font-weight="bold" style:font-weight-complex="bold"/>
    </style:style>
    <style:style style:name="WW-header123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" style:display-name="WW-Table Contents123" style:family="paragraph" style:parent-style-name="Standard"/>
    <style:style style:name="WW-Table_20_Heading123" style:display-name="WW-Table Heading123" style:family="paragraph" style:parent-style-name="WW-Table_20_Contents123">
      <style:paragraph-properties fo:text-align="center" style:justify-single-word="false"/>
      <style:text-properties fo:font-weight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21cm"/>
    </style:style>
    <style:style style:name="WW-header1234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" style:display-name="WW-Table Contents1234" style:family="paragraph" style:parent-style-name="Standard"/>
    <style:style style:name="WW-Table_20_Heading1234" style:display-name="WW-Table Heading1234" style:family="paragraph" style:parent-style-name="WW-Table_20_Contents1234">
      <style:paragraph-properties fo:text-align="center" style:justify-single-word="false"/>
      <style:text-properties fo:font-weight="bold" style:font-weight-complex="bold"/>
    </style:style>
    <style:style style:name="WW-header12345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" style:display-name="WW-Table Contents12345" style:family="paragraph" style:parent-style-name="Standard"/>
    <style:style style:name="WW-Table_20_Heading12345" style:display-name="WW-Table Heading12345" style:family="paragraph" style:parent-style-name="WW-Table_20_Contents12345">
      <style:paragraph-properties fo:text-align="center" style:justify-single-word="false"/>
      <style:text-properties fo:font-weight="bold" style:font-weight-complex="bold"/>
    </style:style>
    <style:style style:name="WW-header123456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" style:display-name="WW-Table Contents123456" style:family="paragraph" style:parent-style-name="Standard"/>
    <style:style style:name="WW-Table_20_Heading123456" style:display-name="WW-Table Heading123456" style:family="paragraph" style:parent-style-name="WW-Table_20_Contents123456">
      <style:paragraph-properties fo:text-align="center" style:justify-single-word="false"/>
      <style:text-properties fo:font-weight="bold" style:font-weight-complex="bold"/>
    </style:style>
    <style:style style:name="WW-header1234567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" style:display-name="WW-Table Contents1234567" style:family="paragraph" style:parent-style-name="Standard"/>
    <style:style style:name="WW-Table_20_Heading1234567" style:display-name="WW-Table Heading1234567" style:family="paragraph" style:parent-style-name="WW-Table_20_Contents1234567">
      <style:paragraph-properties fo:text-align="center" style:justify-single-word="false"/>
      <style:text-properties fo:font-weight="bold" style:font-weight-complex="bold"/>
    </style:style>
    <style:style style:name="WW-header12345678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8" style:display-name="WW-Table Contents12345678" style:family="paragraph" style:parent-style-name="Standard"/>
    <style:style style:name="WW-Table_20_Heading12345678" style:display-name="WW-Table Heading12345678" style:family="paragraph" style:parent-style-name="WW-Table_20_Contents12345678">
      <style:paragraph-properties fo:text-align="center" style:justify-single-word="false"/>
      <style:text-properties fo:font-weight="bold" style:font-weight-complex="bold"/>
    </style:style>
    <style:style style:name="WW-header123456789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89" style:display-name="WW-Table Contents123456789" style:family="paragraph" style:parent-style-name="Standard"/>
    <style:style style:name="WW-Table_20_Heading123456789" style:display-name="WW-Table Heading123456789" style:family="paragraph" style:parent-style-name="WW-Table_20_Contents123456789">
      <style:paragraph-properties fo:text-align="center" style:justify-single-word="false"/>
      <style:text-properties fo:font-weight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>
      <style:text-properties fo:font-size="12pt" fo:language="fr" fo:country="FR" style:language-asian="fr" style:country-asian="FR" style:font-size-complex="12pt"/>
    </style:style>
    <style:style style:name="RTF_5f_Num_20_2_20_1" style:display-name="RTF_Num 2 1" style:family="text">
      <style:text-properties fo:font-size="12pt" fo:language="fr" fo:country="FR" style:language-asian="fr" style:country-asian="FR" style:font-size-complex="12pt"/>
    </style:style>
    <style:style style:name="RTF_5f_Num_20_3_20_1" style:display-name="RTF_Num 3 1" style:family="text">
      <style:text-properties fo:font-size="12pt" fo:language="fr" fo:country="FR" style:language-asian="fr" style:country-asian="FR" style:font-size-complex="12pt"/>
    </style:style>
    <style:style style:name="RTF_5f_Num_20_4_20_1" style:display-name="RTF_Num 4 1" style:family="text">
      <style:text-properties fo:font-size="12pt" fo:language="fr" fo:country="FR" style:language-asian="fr" style:country-asian="FR" style:font-size-complex="12pt"/>
    </style:style>
    <style:style style:name="RTF_5f_Num_20_5_20_1" style:display-name="RTF_Num 5 1" style:family="text">
      <style:text-properties fo:font-size="12pt" fo:language="fr" fo:country="FR" style:language-asian="fr" style:country-asian="FR" style:font-size-complex="12pt"/>
    </style:style>
    <style:style style:name="RTF_5f_Num_20_6_20_1" style:display-name="RTF_Num 6 1" style:family="text">
      <style:text-properties fo:font-size="12pt" fo:language="fr" fo:country="FR" style:language-asian="fr" style:country-asian="FR" style:font-size-complex="12pt"/>
    </style:style>
    <style:style style:name="RTF_5f_Num_20_7_20_1" style:display-name="RTF_Num 7 1" style:family="text">
      <style:text-properties fo:font-size="12pt" fo:language="fr" fo:country="FR" style:language-asian="fr" style:country-asian="FR" style:font-size-complex="12pt"/>
    </style:style>
    <style:style style:name="RTF_5f_Num_20_8_20_1" style:display-name="RTF_Num 8 1" style:family="text">
      <style:text-properties fo:font-size="12pt" fo:language="fr" fo:country="FR" style:language-asian="fr" style:country-asian="FR" style:font-size-complex="12pt"/>
    </style:style>
    <style:style style:name="RTF_5f_Num_20_9_20_1" style:display-name="RTF_Num 9 1" style:family="text">
      <style:text-properties fo:font-size="12pt" fo:language="fr" fo:country="FR" style:language-asian="fr" style:country-asian="FR" style:font-size-complex="12pt"/>
    </style:style>
    <style:style style:name="RTF_5f_Num_20_10_20_1" style:display-name="RTF_Num 10 1" style:family="text">
      <style:text-properties fo:font-size="12pt" fo:language="fr" fo:country="FR" style:language-asian="fr" style:country-asian="FR" style:font-size-complex="12pt"/>
    </style:style>
    <style:style style:name="RTF_5f_Num_20_11_20_1" style:display-name="RTF_Num 11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2_20_1" style:display-name="RTF_Num 12 1" style:family="text">
      <style:text-properties fo:font-size="12pt" fo:language="fr" fo:country="FR" style:language-asian="fr" style:country-asian="FR" style:font-size-complex="12pt"/>
    </style:style>
    <style:style style:name="RTF_5f_Num_20_13_20_1" style:display-name="RTF_Num 13 1" style:family="text">
      <style:text-properties fo:font-size="12pt" fo:language="fr" fo:country="FR" style:language-asian="fr" style:country-asian="FR" style:font-size-complex="12pt"/>
    </style:style>
    <style:style style:name="RTF_5f_Num_20_14_20_1" style:display-name="RTF_Num 14 1" style:family="text">
      <style:text-properties fo:font-size="10pt" fo:language="fr" fo:country="FR" style:language-asian="fr" style:country-asian="FR" style:font-size-complex="10pt"/>
    </style:style>
    <style:style style:name="RTF_5f_Num_20_15_20_1" style:display-name="RTF_Num 15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6_20_1" style:display-name="RTF_Num 16 1" style:family="text">
      <style:text-properties fo:font-size="12pt" fo:language="fr" fo:country="FR" style:language-asian="fr" style:country-asian="FR" style:font-size-complex="12pt"/>
    </style:style>
    <style:style style:name="RTF_5f_Num_20_17_20_1" style:display-name="RTF_Num 17 1" style:family="text">
      <style:text-properties fo:font-size="12pt" fo:language="fr" fo:country="FR" style:language-asian="fr" style:country-asian="FR" style:font-size-complex="12pt"/>
    </style:style>
    <style:style style:name="RTF_5f_Num_20_18_20_1" style:display-name="RTF_Num 18 1" style:family="text">
      <style:text-properties fo:font-size="12pt" fo:language="fr" fo:country="FR" style:language-asian="fr" style:country-asian="FR" style:font-size-complex="12pt"/>
    </style:style>
    <style:style style:name="RTF_5f_Num_20_19_20_1" style:display-name="RTF_Num 19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0_20_1" style:display-name="RTF_Num 20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1_20_1" style:display-name="RTF_Num 21 1" style:family="text">
      <style:text-properties fo:font-size="12pt" fo:language="fr" fo:country="FR" style:language-asian="fr" style:country-asian="FR" style:font-size-complex="12pt"/>
    </style:style>
    <style:style style:name="RTF_5f_Num_20_22_20_1" style:display-name="RTF_Num 22 1" style:family="text">
      <style:text-properties fo:font-size="12pt" fo:language="fr" fo:country="FR" style:language-asian="fr" style:country-asian="FR" style:font-size-complex="12pt"/>
    </style:style>
    <style:style style:name="RTF_5f_Num_20_23_20_1" style:display-name="RTF_Num 23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4_20_1" style:display-name="RTF_Num 24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5_20_1" style:display-name="RTF_Num 25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6_20_1" style:display-name="RTF_Num 26 1" style:family="text">
      <style:text-properties fo:font-size="12pt" fo:language="fr" fo:country="FR" style:language-asian="fr" style:country-asian="FR" style:font-size-complex="12pt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7cm" fo:margin-bottom="2.499cm" fo:margin-left="2.499cm" fo:margin-right="1.498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482cm" fo:margin-left="0cm" fo:margin-right="0cm" fo:margin-bottom="4.38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bu</meta:initial-creator>
    <meta:creation-date>2006-06-27T15:41:00</meta:creation-date>
    <dc:date>2012-02-08T15:35:54.76</dc:date>
    <meta:print-date>2011-09-29T15:39:00</meta:print-date>
    <meta:generator>LibreOffice/3.4$Win32 LibreOffice_project/340m1$Build-402</meta:generator>
    <meta:editing-duration>PT33M56S</meta:editing-duration>
    <meta:editing-cycles>12</meta:editing-cycles>
    <meta:document-statistic meta:table-count="1" meta:image-count="0" meta:object-count="0" meta:page-count="2" meta:paragraph-count="31" meta:word-count="281" meta:character-count="2106" meta:non-whitespace-character-count="1808"/>
  </office:meta>
</office:document-meta>
</file>